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ROACH Maximum Power Dissipation Estimate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 table:style-name="ce1" table:number-columns-repeated="10"/>
          <table:table-cell table:number-columns-repeated="9"/>
        </table:table-row>
        <table:table-row table:style-name="ro1">
          <table:table-cell table:style-name="ce1" office:value-type="string">
            <text:p>Item #</text:p>
          </table:table-cell>
          <table:table-cell table:style-name="ce1" table:number-columns-repeated="2"/>
          <table:table-cell table:style-name="ce1" office:value-type="string">
            <text:p>Power Dissipation (W)</text:p>
          </table:table-cell>
          <table:table-cell table:style-name="ce1"/>
          <table:table-cell table:style-name="ce1" office:value-type="string">
            <text:p># Of item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T1963AEQ</text:p>
          </table:table-cell>
          <table:table-cell/>
          <table:table-cell office:value-type="float" office:value="2.95">
            <text:p>2.95</text:p>
          </table:table-cell>
          <table:table-cell office:value-type="float" office:value="4">
            <text:p>4</text:p>
          </table:table-cell>
          <table:table-cell table:formula="oooc:=[.E4]*[.F4]" office:value-type="float" office:value="11.8">
            <text:p>11.8</text:p>
          </table:table-cell>
          <table:table-cell/>
          <table:table-cell office:value-type="string">
            <text:p>1.5A x (5V - 3.3V) + (0.08A x 5V) 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T84AD001BCTD</text:p>
          </table:table-cell>
          <table:table-cell/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table:formula="oooc:=[.E5]*[.F5]" office:value-type="float" office:value="3.4">
            <text:p>3.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Virtex 5 SX95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[.E6]*[.F6]" office:value-type="float" office:value="40">
            <text:p>40</text:p>
          </table:table-cell>
          <table:table-cell/>
          <table:table-cell office:value-type="string">
            <text:p>Worst Case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MCC 440EPC</text:p>
          </table:table-cell>
          <table:table-cell/>
          <table:table-cell office:value-type="float" office:value="3.77">
            <text:p>3.77</text:p>
          </table:table-cell>
          <table:table-cell office:value-type="float" office:value="1">
            <text:p>1</text:p>
          </table:table-cell>
          <table:table-cell table:formula="oooc:=[.E7]*[.F7]" office:value-type="float" office:value="3.77">
            <text:p>3.7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C2C256</text:p>
          </table:table-cell>
          <table:table-cell/>
          <table:table-cell office:value-type="float" office:value="1.67">
            <text:p>1.67</text:p>
          </table:table-cell>
          <table:table-cell office:value-type="float" office:value="1">
            <text:p>1</text:p>
          </table:table-cell>
          <table:table-cell table:formula="oooc:=[.E8]*[.F8]" office:value-type="float" office:value="1.67">
            <text:p>1.6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DP83865</text:p>
          </table:table-cell>
          <table:table-cell/>
          <table:table-cell office:value-type="float" office:value="1.64">
            <text:p>1.64</text:p>
          </table:table-cell>
          <table:table-cell office:value-type="float" office:value="1">
            <text:p>1</text:p>
          </table:table-cell>
          <table:table-cell table:formula="oooc:=[.E9]*[.F9]" office:value-type="float" office:value="1.64">
            <text:p>1.64</text:p>
          </table:table-cell>
          <table:table-cell/>
          <table:table-cell table:formula="oooc:=1.8*0.43+2.5*0.19+2.5*0.01+3.3*0.01+1.8*0.07+2.5*0.06+2.5*0.01+3.3*0.01" office:value-type="float" office:value="1.641">
            <text:p>1.6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K7S3218T4C-FC40</text:p>
          </table:table-cell>
          <table:table-cell/>
          <table:table-cell office:value-type="float" office:value="1.71">
            <text:p>1.71</text:p>
          </table:table-cell>
          <table:table-cell office:value-type="float" office:value="2">
            <text:p>2</text:p>
          </table:table-cell>
          <table:table-cell table:formula="oooc:=[.E10]*[.F10]" office:value-type="float" office:value="3.42">
            <text:p>3.42</text:p>
          </table:table-cell>
          <table:table-cell/>
          <table:table-cell table:formula="oooc:=1.8*0.95" office:value-type="float" office:value="1.71">
            <text:p>1.7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2" office:value-type="string">
            <text:p>S29AL032D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table:formula="oooc:=[.E11]*[.F11]" office:value-type="float" office:value="0.11">
            <text:p>0.11</text:p>
          </table:table-cell>
          <table:table-cell/>
          <table:table-cell table:formula="oooc:=3*0.035" office:value-type="float" office:value="0.105">
            <text:p>0.1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TH05T210WAD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E12]*[.F12]" office:value-type="float" office:value="5">
            <text:p>5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PTH08T230WAD</text:p>
          </table:table-cell>
          <table:table-cell/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E13]*[.F13]" office:value-type="float" office:value="2.5">
            <text:p>2.5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PTH08T240WAD</text:p>
          </table:table-cell>
          <table:table-cell/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  <table:table-cell table:formula="oooc:=[.E14]*[.F14]" office:value-type="float" office:value="3.75">
            <text:p>3.75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TH08T220WAD</text:p>
          </table:table-cell>
          <table:table-cell/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ooc:=[.E15]*[.F15]" office:value-type="float" office:value="5.5">
            <text:p>5.5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FS600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table:formula="oooc:=[.E16]*[.F16]" office:value-type="float" office:value="0.66">
            <text:p>0.66</text:p>
          </table:table-cell>
          <table:table-cell/>
          <table:table-cell office:value-type="string">
            <text:p>General Design Example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IMM Memory Module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E17]*[.F17]" office:value-type="float" office:value="12">
            <text:p>12</text:p>
          </table:table-cell>
          <table:table-cell/>
          <table:table-cell office:value-type="string">
            <text:p>General Approximation Based on Micron Power Calculator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2.74">
            <text:p>2.74</text:p>
          </table:table-cell>
          <table:table-cell office:value-type="float" office:value="4">
            <text:p>4</text:p>
          </table:table-cell>
          <table:table-cell table:formula="oooc:=[.E18]*[.F18]" office:value-type="float" office:value="10.96">
            <text:p>10.96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FJD3076TM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E19]*[.F19]" office:value-type="float" office:value="10">
            <text:p>10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Power Supply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ooc:=[.E20]*[.F20]" office:value-type="float" office:value="0">
            <text:p>0</text:p>
          </table:table-cell>
          <table:table-cell/>
          <table:table-cell office:value-type="string">
            <text:p>Maximum Rating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SUM([.G4:.G20])" office:value-type="float" office:value="116.18">
            <text:p>116.18</text:p>
          </table:table-cell>
          <table:table-cell table:number-columns-repeated="11"/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2008/04/16</text:date>, <text:time>14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4-16T14:34:56</dc:date>
    <meta:print-date>2008-03-14T17:29:25</meta:print-date>
    <meta:editing-cycles>36</meta:editing-cycles>
    <meta:editing-duration>PT19H15M0S</meta:editing-duration>
    <meta:user-defined meta:name="Info 1"/>
    <meta:user-defined meta:name="Info 2"/>
    <meta:user-defined meta:name="Info 3"/>
    <meta:user-defined meta:name="Info 4"/>
    <meta:document-statistic meta:table-count="1" meta:cell-count="106"/>
  </office:meta>
</office:document-meta>
</file>